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 style:parent-style-name="Graphics">
      <style:graphic-properties draw:fill="none" draw:stroke="none"/>
    </style:style>
    <style:style style:family="graphic" style:name="a150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5">
      <style:graphic-properties/>
    </style:style>
    <style:style style:family="presentation" style:name="a15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3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 style:parent-style-name="Graphics">
      <style:graphic-properties draw:fill="none" draw:stroke="none"/>
    </style:style>
    <style:style style:family="text" style:name="a113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presentation" style:name="a133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4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2" style:parent-style-name="Graphics">
      <style:graphic-properties draw:fill="none" draw:stroke="none"/>
    </style:style>
    <style:style style:family="graphic" style:name="a1203">
      <style:graphic-properties draw:fill="solid" draw:fill-color="#42af51" draw:opacity="100%" draw:stroke="none"/>
    </style:style>
    <style:style style:family="graphic" style:name="a1204">
      <style:graphic-properties draw:fill="solid" draw:fill-color="#2d936b" draw:opacity="100%" draw:stroke="none"/>
    </style:style>
    <style:style style:family="graphic" style:name="a1205" style:parent-style-name="Graphics">
      <style:graphic-properties draw:fill="none" draw:stroke="none"/>
    </style:style>
    <style:style style:family="presentation" style:name="a12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7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9" style:parent-style-name="Graphics">
      <style:graphic-properties draw:fill="none" draw:stroke="non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text" style:name="a12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8">
      <style:graphic-properties draw:fill="solid" draw:fill-color="#42af51" draw:opacity="100%" draw:stroke="none"/>
    </style:style>
    <style:style style:family="paragraph" style:name="a1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solid" draw:fill-color="#2d936b" draw:opacity="100%" draw:stroke="non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 style:parent-style-name="Graphics">
      <style:graphic-properties draw:fill="none" draw:stroke="none"/>
    </style:style>
    <style:style style:family="presentation" style:name="a12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4" style:parent-style-name="Graphics">
      <style:graphic-properties draw:fill="none" draw:stroke="none"/>
    </style:style>
    <style:style style:family="text" style:name="a145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3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4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7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6" draw:name="矩形">
          <svg:title/>
          <svg:desc/>
          <text:p text:style-name="a1093" text:class-names="" text:cond-style-name=""><text:span text:style-name="a1092" text:class-names="">STUDENT NAME <text:s text:c="6"/>: MOHANA PRIYA D</text:span></text:p>
          <text:p text:style-name="a1095" text:class-names="" text:cond-style-name=""><text:span text:style-name="a1094" text:class-names="">REGISTER NO<text:tab/> <text:s text:c="9"/>: 312205415</text:span></text:p>
          <text:p text:style-name="a1099" text:class-names="" text:cond-style-name=""><text:span text:style-name="a1096" text:class-names="">DEPARTMENT<text:tab/> <text:s text:c="9"/>:</text:span><text:span text:style-name="a1097" text:class-names="">B.Com</text:span><text:span text:style-name="a1098" text:class-names=""><text:s text:c="1"/>(General)</text:span></text:p>
          <text:p text:style-name="a1103" text:class-names="" text:cond-style-name=""><text:span text:style-name="a1100" text:class-names="">COLLEGE<text:tab/><text:tab/>:</text:span><text:span text:style-name="a1101" text:class-names=""><text:s text:c="1"/>SRIDEVI ARTS AND SCIENCE COLLEGE<text:s text:c="1"/></text:span><text:span text:style-name="a1102" text:class-names=""/></text:p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3">
          <draw:frame draw:id="id159" presentation:style-name="a1110" draw:name="文本框" svg:x="7.55208in" svg:y="7.12326in" svg:width="5.77778in" svg:height="0.37674in" presentation:class="page-number" presentation:placeholder="false">
            <draw:text-box>
              <text:p text:style-name="a1109" text:class-names="" text:cond-style-name=""><text:span text:style-name="a1107" text:class-names=""><text:page-number style:num-format="1" text:fixed="false">1</text:page-number></text:span><text:span text:style-name="a1108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1" draw:name="对象">
            <svg:title/>
            <svg:desc/>
          </draw:page-thumbnail>
          <draw:frame draw:id="id161" presentation:style-name="a1112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4" draw:master-page-name="Master1-Layout12-cust-自定义版式" presentation:presentation-page-layout-name="Master1-PPL12" draw:id="Slide-257">
        <draw:frame draw:id="id162" presentation:style-name="a1118" draw:name="文本框" svg:x="0.74074in" svg:y="0.66667in" svg:width="9.40143in" svg:height="1.44444in" presentation:class="title" presentation:placeholder="false">
          <draw:text-box>
            <text:p text:style-name="a1117" text:class-names="" text:cond-style-name=""><text:span text:style-name="a1115" text:class-names="">PROJECT TITLE</text:span><text:span text:style-name="a1116" text:class-names=""/></text:p>
          </draw:text-box>
          <svg:title/>
          <svg:desc/>
        </draw:frame>
        <draw:frame draw:id="id163" presentation:style-name="a1123" draw:name="文本框" svg:x="0.74074in" svg:y="2.36285in" svg:width="9.40143in" svg:height="4.24406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19" text:class-names="">EMPLOYEE PERFORMANCE ANALYSIS USING EXCEL</text:span><text:span text:style-name="a1120" text:class-names=""/></text:p>
              </text:list-item>
            </text:list>
          </draw:text-box>
          <svg:title/>
          <svg:desc/>
        </draw:frame>
        <presentation:notes draw:style-name="a1130">
          <draw:page-thumbnail draw:page-number="2" svg:x="4.41667in" svg:y="0.9375in" svg:width="4.5in" svg:height="2.53125in" presentation:class="page" draw:id="id164" presentation:style-name="a1124" draw:name="文本框">
            <svg:title/>
            <svg:desc/>
          </draw:page-thumbnail>
          <draw:frame draw:id="id165" presentation:style-name="a112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29" draw:name="文本框" svg:x="7.55208in" svg:y="7.12326in" svg:width="5.77778in" svg:height="0.37674in" presentation:class="page-number" presentation:placeholder="false">
            <draw:text-box>
              <text:p text:style-name="a1128" text:class-names="" text:cond-style-name=""><text:span text:style-name="a1126" text:class-names=""><text:page-number style:num-format="1" text:fixed="false">2</text:page-number></text:span><text:span text:style-name="a1127" text:class-names=""/></text:p>
            </draw:text-box>
            <svg:title/>
            <svg:desc/>
          </draw:frame>
        </presentation:notes>
      </draw:page>
      <draw:page draw:name="Slide3" draw:style-name="a1131" draw:master-page-name="Master1-Layout12-cust-自定义版式" presentation:presentation-page-layout-name="Master1-PPL12" draw:id="Slide-258">
        <draw:frame draw:id="id167" presentation:style-name="a1135" draw:name="文本框" svg:x="0.74074in" svg:y="0.66667in" svg:width="9.40143in" svg:height="1.44444in" presentation:class="title" presentation:placeholder="false">
          <draw:text-box>
            <text:p text:style-name="a1134" text:class-names="" text:cond-style-name=""><text:span text:style-name="a1132" text:class-names="">AGENDA</text:span><text:span text:style-name="a1133" text:class-names=""/></text:p>
          </draw:text-box>
          <svg:title/>
          <svg:desc/>
        </draw:frame>
        <draw:frame draw:id="id168" presentation:style-name="a1163" draw:name="文本框" svg:x="3in" svg:y="1.66667in" svg:width="4.09259in" svg:height="4.24406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Problem Statement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Project Overview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End User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Our Solution and Proposition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Dataset Descrip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Modelling Approach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Results and Discussio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Conclusion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presentation:notes draw:style-name="a1170">
          <draw:page-thumbnail draw:page-number="3" svg:x="4.41667in" svg:y="0.9375in" svg:width="4.5in" svg:height="2.53125in" presentation:class="page" draw:id="id169" presentation:style-name="a1164" draw:name="文本框">
            <svg:title/>
            <svg:desc/>
          </draw:page-thumbnail>
          <draw:frame draw:id="id170" presentation:style-name="a116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69" draw:name="文本框" svg:x="7.55208in" svg:y="7.12326in" svg:width="5.77778in" svg:height="0.37674in" presentation:class="page-number" presentation:placeholder="false">
            <draw:text-box>
              <text:p text:style-name="a1168" text:class-names="" text:cond-style-name=""><text:span text:style-name="a1166" text:class-names=""><text:page-number style:num-format="1" text:fixed="false">3</text:page-number></text:span><text:span text:style-name="a1167" text:class-names=""/></text:p>
            </draw:text-box>
            <svg:title/>
            <svg:desc/>
          </draw:frame>
        </presentation:notes>
      </draw:page>
      <draw:page draw:name="Slide4" draw:style-name="a1171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3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4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5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7" draw:name="文本框" svg:x="0.74074in" svg:y="0.66667in" svg:width="9.40143in" svg:height="0.72639in" presentation:class="title" presentation:placeholder="false">
          <draw:text-box>
            <text:p text:style-name="a1186" text:class-names="" text:cond-style-name=""><text:span text:style-name="a1172" text:class-names="">P</text:span><text:span text:style-name="a1173" text:class-names="">ROB</text:span><text:span text:style-name="a1174" text:class-names="">L</text:span><text:span text:style-name="a1175" text:class-names="">E</text:span><text:span text:style-name="a1176" text:class-names="">M</text:span><text:span text:style-name="a1177" text:class-names=""><text:s text:c="1"/></text:span><text:span text:style-name="a1178" text:class-names="">S</text:span><text:span text:style-name="a1179" text:class-names="">T</text:span><text:span text:style-name="a1180" text:class-names="">A</text:span><text:span text:style-name="a1181" text:class-names="">T</text:span><text:span text:style-name="a1182" text:class-names="">E</text:span><text:span text:style-name="a1183" text:class-names="">ME</text:span><text:span text:style-name="a1184" text:class-names="">NT</text:span><text:span text:style-name="a1185" text:class-names=""/></text:p>
          </draw:text-box>
          <svg:title/>
          <svg:desc/>
        </draw:frame>
        <draw:frame draw:id="id174" presentation:style-name="a1192" draw:name="文本框" svg:x="0.74074in" svg:y="2.36285in" svg:width="4.57572in" svg:height="4.24406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Employee performance is defined as how well a person executes their job duties and responsibilities. The companies assess their employees performance on an annual or quarterly basis to define certain areas.</text:span><text:span text:style-name="a1189" text:class-names=""/></text:p>
              </text:list-item>
            </text:list>
          </draw:text-box>
          <svg:title/>
          <svg:desc/>
        </draw:frame>
        <draw:frame draw:id="id175" presentation:style-name="a1197" draw:name="文本框" svg:x="5.56646in" svg:y="2.36285in" svg:width="3.08613in" svg:height="4.24406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The Dataset overview of an employee, contains the information about employees in a company.</text:span><text:span text:style-name="a1194" text:class-names=""/></text:p>
              </text:list-item>
            </text:list>
          </draw:text-box>
          <svg:title/>
          <svg:desc/>
        </draw:frame>
        <draw:frame draw:id="id176" presentation:style-name="a1201" draw:name="文本框" svg:x="9.39486in" svg:y="6.73504in" svg:width="0.74731in" svg:height="0.14305in" presentation:class="page-number" presentation:placeholder="false">
          <draw:text-box>
            <text:p text:style-name="a1200" text:class-names="" text:cond-style-name=""><text:span text:style-name="a1198" text:class-names=""><text:page-number style:num-format="1" text:fixed="false">4</text:page-number></text:span><text:span text:style-name="a1199" text:class-names=""/></text:p>
          </draw:text-box>
          <svg:title/>
          <svg:desc/>
        </draw:frame>
        <draw:frame draw:id="id177" draw:style-name="a1202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2">
          <draw:page-thumbnail draw:page-number="4" svg:x="4.41667in" svg:y="0.9375in" svg:width="4.5in" svg:height="2.53125in" presentation:class="page" draw:id="id181" presentation:style-name="a1206" draw:name="文本框">
            <svg:title/>
            <svg:desc/>
          </draw:page-thumbnail>
          <draw:frame draw:id="id182" presentation:style-name="a12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1" draw:name="文本框" svg:x="7.55208in" svg:y="7.12326in" svg:width="5.77778in" svg:height="0.37674in" presentation:class="page-number" presentation:placeholder="false">
            <draw:text-box>
              <text:p text:style-name="a1210" text:class-names="" text:cond-style-name=""><text:span text:style-name="a1208" text:class-names=""><text:page-number style:num-format="1" text:fixed="false">4</text:page-number></text:span><text:span text:style-name="a1209" text:class-names=""/></text:p>
            </draw:text-box>
            <svg:title/>
            <svg:desc/>
          </draw:frame>
        </presentation:notes>
      </draw:page>
      <draw:page draw:name="Slide5" draw:style-name="a1213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28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29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0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18" draw:name="文本框" svg:x="0.91667in" svg:y="0.91667in" svg:width="5.75625in" svg:height="0.72639in" presentation:class="title" presentation:placeholder="false">
          <draw:text-box>
            <text:p text:style-name="a1217" text:class-names="" text:cond-style-name=""><text:span text:style-name="a1214" text:class-names="">PROJECT<text:s text:c="1"/></text:span><text:span text:style-name="a1215" text:class-names="">OVERVIEW</text:span><text:span text:style-name="a1216" text:class-names=""/></text:p>
          </draw:text-box>
          <svg:title/>
          <svg:desc/>
        </draw:frame>
        <draw:frame draw:id="id186" presentation:style-name="a1222" draw:name="文本框" svg:x="9.39486in" svg:y="6.73504in" svg:width="0.74731in" svg:height="0.14305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5</text:page-number></text:span><text:span text:style-name="a1220" text:class-names=""/></text:p>
          </draw:text-box>
          <svg:title/>
          <svg:desc/>
        </draw:frame>
        <draw:frame draw:id="id187" draw:style-name="a1223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7" draw:name="矩形">
          <svg:title/>
          <svg:desc/>
          <text:p text:style-name="a1226" text:class-names="" text:cond-style-name=""><text:span text:style-name="a1224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7">
          <draw:page-thumbnail draw:page-number="5" svg:x="4.41667in" svg:y="0.9375in" svg:width="4.5in" svg:height="2.53125in" presentation:class="page" draw:id="id192" presentation:style-name="a1231" draw:name="文本框">
            <svg:title/>
            <svg:desc/>
          </draw:page-thumbnail>
          <draw:frame draw:id="id193" presentation:style-name="a123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6" draw:name="文本框" svg:x="7.55208in" svg:y="7.12326in" svg:width="5.77778in" svg:height="0.37674in" presentation:class="page-number" presentation:placeholder="false">
            <draw:text-box>
              <text:p text:style-name="a1235" text:class-names="" text:cond-style-name=""><text:span text:style-name="a1233" text:class-names=""><text:page-number style:num-format="1" text:fixed="false">5</text:page-number></text:span><text:span text:style-name="a1234" text:class-names=""/></text:p>
            </draw:text-box>
            <svg:title/>
            <svg:desc/>
          </draw:frame>
        </presentation:notes>
      </draw:page>
      <draw:page draw:name="Slide6" draw:style-name="a1238" draw:master-page-name="Master1-Layout12-cust-自定义版式" presentation:presentation-page-layout-name="Master1-PPL12" draw:id="Slide-261">
        <draw:frame draw:id="id195" presentation:style-name="a1261" draw:name="文本框" svg:x="0.74074in" svg:y="0.66667in" svg:width="9.40143in" svg:height="0.54931in" presentation:class="title" presentation:placeholder="false">
          <draw:text-box>
            <text:p text:style-name="a1260" text:class-names="" text:cond-style-name=""><text:span text:style-name="a1239" text:class-names="">W</text:span><text:span text:style-name="a1240" text:class-names="">H</text:span><text:span text:style-name="a1241" text:class-names="">O</text:span><text:span text:style-name="a1242" text:class-names=""><text:s text:c="1"/></text:span><text:span text:style-name="a1243" text:class-names="">AR</text:span><text:span text:style-name="a1244" text:class-names="">E</text:span><text:span text:style-name="a1245" text:class-names=""><text:s text:c="1"/></text:span><text:span text:style-name="a1246" text:class-names="">T</text:span><text:span text:style-name="a1247" text:class-names="">H</text:span><text:span text:style-name="a1248" text:class-names="">E</text:span><text:span text:style-name="a1249" text:class-names=""><text:s text:c="1"/></text:span><text:span text:style-name="a1250" text:class-names="">E</text:span><text:span text:style-name="a1251" text:class-names="">N</text:span><text:span text:style-name="a1252" text:class-names="">D</text:span><text:span text:style-name="a1253" text:class-names=""><text:s text:c="1"/></text:span><text:span text:style-name="a1254" text:class-names="">U</text:span><text:span text:style-name="a1255" text:class-names="">S</text:span><text:span text:style-name="a1256" text:class-names="">E</text:span><text:span text:style-name="a1257" text:class-names="">R</text:span><text:span text:style-name="a1258" text:class-names="">S?</text:span><text:span text:style-name="a1259" text:class-names=""/></text:p>
          </draw:text-box>
          <svg:title/>
          <svg:desc/>
        </draw:frame>
        <draw:frame draw:id="id196" presentation:style-name="a1278" draw:name="文本框" svg:x="0.74074in" svg:y="2.36285in" svg:width="9.40143in" svg:height="4.24406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<text:s text:c="1"/>The end users in employee performance analysis include: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tab/>1. Human Resource management professionals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<text:tab/>2. Data Analysts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tab/>3. Team Leaders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<text:tab/></text:span><text:span text:style-name="a1275" text:class-names=""/></text:p>
              </text:list-item>
            </text:list>
          </draw:text-box>
          <svg:title/>
          <svg:desc/>
        </draw:frame>
        <draw:frame draw:id="id197" draw:style-name="a1279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6">
          <draw:page-thumbnail draw:page-number="6" svg:x="4.41667in" svg:y="0.9375in" svg:width="4.5in" svg:height="2.53125in" presentation:class="page" draw:id="id198" presentation:style-name="a1280" draw:name="文本框">
            <svg:title/>
            <svg:desc/>
          </draw:page-thumbnail>
          <draw:frame draw:id="id199" presentation:style-name="a1281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5" draw:name="文本框" svg:x="7.55208in" svg:y="7.12326in" svg:width="5.77778in" svg:height="0.37674in" presentation:class="page-number" presentation:placeholder="false">
            <draw:text-box>
              <text:p text:style-name="a1284" text:class-names="" text:cond-style-name=""><text:span text:style-name="a1282" text:class-names=""><text:page-number style:num-format="1" text:fixed="false">6</text:page-number></text:span><text:span text:style-name="a1283" text:class-names=""/></text:p>
            </draw:text-box>
            <svg:title/>
            <svg:desc/>
          </draw:frame>
        </presentation:notes>
      </draw:page>
      <draw:page draw:name="Slide7" draw:style-name="a1287" draw:master-page-name="Master1-Layout15-cust-自定义版式" presentation:presentation-page-layout-name="Master1-PPL15" draw:id="Slide-262">
        <draw:frame draw:id="id201" presentation:style-name="a1326" draw:name="文本框" svg:x="0.74074in" svg:y="0.48251in" svg:width="4.21536in" svg:height="1.8323in" presentation:class="title" presentation:placeholder="false">
          <draw:text-box>
            <text:p text:style-name="a1325" text:class-names="" text:cond-style-name=""><text:span text:style-name="a1288" text:class-names="">O</text:span><text:span text:style-name="a1289" text:class-names="">U</text:span><text:span text:style-name="a1290" text:class-names="">R</text:span><text:span text:style-name="a1291" text:class-names=""><text:s text:c="1"/></text:span><text:span text:style-name="a1292" text:class-names="">S</text:span><text:span text:style-name="a1293" text:class-names="">O</text:span><text:span text:style-name="a1294" text:class-names="">LU</text:span><text:span text:style-name="a1295" text:class-names="">T</text:span><text:span text:style-name="a1296" text:class-names="">I</text:span><text:span text:style-name="a1297" text:class-names="">O</text:span><text:span text:style-name="a1298" text:class-names="">N</text:span><text:span text:style-name="a1299" text:class-names=""><text:s text:c="1"/></text:span><text:span text:style-name="a1300" text:class-names="">A</text:span><text:span text:style-name="a1301" text:class-names="">N</text:span><text:span text:style-name="a1302" text:class-names="">D</text:span><text:span text:style-name="a1303" text:class-names=""><text:s text:c="1"/></text:span><text:span text:style-name="a1304" text:class-names="">I</text:span><text:span text:style-name="a1305" text:class-names="">T</text:span><text:span text:style-name="a1306" text:class-names="">S</text:span><text:span text:style-name="a1307" text:class-names=""><text:s text:c="1"/></text:span><text:span text:style-name="a1308" text:class-names="">V</text:span><text:span text:style-name="a1309" text:class-names="">A</text:span><text:span text:style-name="a1310" text:class-names="">LU</text:span><text:span text:style-name="a1311" text:class-names="">E</text:span><text:span text:style-name="a1312" text:class-names=""><text:s text:c="1"/></text:span><text:span text:style-name="a1313" text:class-names="">P</text:span><text:span text:style-name="a1314" text:class-names="">R</text:span><text:span text:style-name="a1315" text:class-names="">O</text:span><text:span text:style-name="a1316" text:class-names="">P</text:span><text:span text:style-name="a1317" text:class-names="">O</text:span><text:span text:style-name="a1318" text:class-names="">S</text:span><text:span text:style-name="a1319" text:class-names="">I</text:span><text:span text:style-name="a1320" text:class-names="">T</text:span><text:span text:style-name="a1321" text:class-names="">I</text:span><text:span text:style-name="a1322" text:class-names="">O</text:span><text:span text:style-name="a1323" text:class-names="">N</text:span><text:span text:style-name="a1324" text:class-names=""/></text:p>
          </draw:text-box>
          <svg:title/>
          <svg:desc/>
        </draw:frame>
        <draw:frame draw:id="id202" presentation:style-name="a1337" draw:name="文本框" svg:x="0.58333in" svg:y="2.58333in" svg:width="4.21536in" svg:height="4.66667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*Filtering- purpose to fill the missing values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*Conditional formatting- blank values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*Using- Pivot table and chart.</text:span><text:span text:style-name="a1334" text:class-names=""/></text:p>
              </text:list-item>
            </text:list>
          </draw:text-box>
          <svg:title/>
          <svg:desc/>
        </draw:frame>
        <draw:frame draw:id="id203" draw:style-name="a1338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5">
          <draw:page-thumbnail draw:page-number="7" svg:x="4.41667in" svg:y="0.9375in" svg:width="4.5in" svg:height="2.53125in" presentation:class="page" draw:id="id204" presentation:style-name="a1339" draw:name="文本框">
            <svg:title/>
            <svg:desc/>
          </draw:page-thumbnail>
          <draw:frame draw:id="id205" presentation:style-name="a134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4" draw:name="文本框" svg:x="7.55208in" svg:y="7.12326in" svg:width="5.77778in" svg:height="0.37674in" presentation:class="page-number" presentation:placeholder="false">
            <draw:text-box>
              <text:p text:style-name="a1343" text:class-names="" text:cond-style-name=""><text:span text:style-name="a1341" text:class-names=""><text:page-number style:num-format="1" text:fixed="false">7</text:page-number></text:span><text:span text:style-name="a1342" text:class-names=""/></text:p>
            </draw:text-box>
            <svg:title/>
            <svg:desc/>
          </draw:frame>
        </presentation:notes>
      </draw:page>
      <draw:page draw:name="Slide8" draw:style-name="a1346" draw:master-page-name="Master1-Layout12-cust-自定义版式" presentation:presentation-page-layout-name="Master1-PPL12" draw:id="Slide-263">
        <draw:frame draw:id="id207" presentation:style-name="a1350" draw:name="文本框" svg:x="0.74074in" svg:y="0.66667in" svg:width="9.40143in" svg:height="1.44444in" presentation:class="title" presentation:placeholder="false">
          <draw:text-box>
            <text:p text:style-name="a1349" text:class-names="" text:cond-style-name=""><text:span text:style-name="a1347" text:class-names="">Dataset Description</text:span><text:span text:style-name="a1348" text:class-names=""/></text:p>
          </draw:text-box>
          <svg:title/>
          <svg:desc/>
        </draw:frame>
        <draw:frame draw:id="id208" presentation:style-name="a1393" draw:name="文本框" svg:x="0.74074in" svg:y="1.66667in" svg:width="9.40143in" svg:height="4.94025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Employee data set- Kaggl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re are 26 feature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important ten features are,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Employment ID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First name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Last name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Gender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Employee status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Employee type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Employee classification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Performance score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Current employee ratings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Business units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0">
          <draw:page-thumbnail draw:page-number="8" svg:x="4.41667in" svg:y="0.9375in" svg:width="4.5in" svg:height="2.53125in" presentation:class="page" draw:id="id209" presentation:style-name="a1394" draw:name="文本框">
            <svg:title/>
            <svg:desc/>
          </draw:page-thumbnail>
          <draw:frame draw:id="id210" presentation:style-name="a139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399" draw:name="文本框" svg:x="7.55208in" svg:y="7.12326in" svg:width="5.77778in" svg:height="0.37674in" presentation:class="page-number" presentation:placeholder="false">
            <draw:text-box>
              <text:p text:style-name="a1398" text:class-names="" text:cond-style-name=""><text:span text:style-name="a1396" text:class-names=""><text:page-number style:num-format="1" text:fixed="false">8</text:page-number></text:span><text:span text:style-name="a1397" text:class-names=""/></text:p>
            </draw:text-box>
            <svg:title/>
            <svg:desc/>
          </draw:frame>
        </presentation:notes>
      </draw:page>
      <draw:page draw:name="Slide9" draw:style-name="a1401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18" draw:name="矩形">
          <svg:title/>
          <svg:desc/>
          <text:p text:style-name="a1417" text:class-names="" text:cond-style-name=""><text:span text:style-name="a1402" text:class-names="">3/21/202</text:span><text:span text:style-name="a1403" text:class-names="">4</text:span><text:span text:style-name="a1404" text:class-names=""><text:s text:c="1"/></text:span><text:span text:style-name="a1405" text:class-names=""><text:s text:c="1"/></text:span><text:span text:style-name="a1406" text:class-names="">A</text:span><text:span text:style-name="a1407" text:class-names="">nnu</text:span><text:span text:style-name="a1408" text:class-names="">al</text:span><text:span text:style-name="a1409" text:class-names=""><text:s text:c="1"/></text:span><text:span text:style-name="a1410" text:class-names="">R</text:span><text:span text:style-name="a1411" text:class-names="">e</text:span><text:span text:style-name="a1412" text:class-names="">v</text:span><text:span text:style-name="a1413" text:class-names="">i</text:span><text:span text:style-name="a1414" text:class-names="">e</text:span><text:span text:style-name="a1415" text:class-names="">w</text:span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19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1" draw:name="文本框" svg:x="0.74074in" svg:y="0.66667in" svg:width="9.40143in" svg:height="0.73348in" presentation:class="title" presentation:placeholder="false">
          <draw:text-box>
            <text:p text:style-name="a1430" text:class-names="" text:cond-style-name=""><text:span text:style-name="a1420" text:class-names="">THE</text:span><text:span text:style-name="a1421" text:class-names=""><text:s text:c="1"/>"</text:span><text:span text:style-name="a1422" text:class-names="">WOW"</text:span><text:span text:style-name="a1423" text:class-names=""><text:s text:c="1"/></text:span><text:span text:style-name="a1424" text:class-names="">IN</text:span><text:span text:style-name="a1425" text:class-names=""><text:s text:c="1"/></text:span><text:span text:style-name="a1426" text:class-names="">OUR</text:span><text:span text:style-name="a1427" text:class-names=""><text:s text:c="1"/></text:span><text:span text:style-name="a1428" text:class-names="">SOLUTION</text:span><text:span text:style-name="a1429" text:class-names=""/></text:p>
          </draw:text-box>
          <svg:title/>
          <svg:desc/>
        </draw:frame>
        <draw:frame draw:id="id215" presentation:style-name="a1441" draw:name="文本框" svg:x="2.77083in" svg:y="2.36285in" svg:width="7.37134in" svg:height="4.24406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Performance Level– These include the categories such as Levels in very high, high, medium, low, etc...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5" draw:name="矩形">
          <svg:title/>
          <svg:desc/>
          <text:p text:style-name="a1444" text:class-names="" text:cond-style-name=""><text:span text:style-name="a1442" text:class-names=""><text:page-number style:num-format="1" text:fixed="false">9</text:page-number></text:span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2">
          <draw:page-thumbnail draw:page-number="9" svg:x="4.41667in" svg:y="0.9375in" svg:width="4.5in" svg:height="2.53125in" presentation:class="page" draw:id="id217" presentation:style-name="a1446" draw:name="文本框">
            <svg:title/>
            <svg:desc/>
          </draw:page-thumbnail>
          <draw:frame draw:id="id218" presentation:style-name="a144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1" draw:name="文本框" svg:x="7.55208in" svg:y="7.12326in" svg:width="5.77778in" svg:height="0.37674in" presentation:class="page-number" presentation:placeholder="false">
            <draw:text-box>
              <text:p text:style-name="a1450" text:class-names="" text:cond-style-name=""><text:span text:style-name="a1448" text:class-names=""><text:page-number style:num-format="1" text:fixed="false">9</text:page-number></text:span><text:span text:style-name="a1449" text:class-names=""/></text:p>
            </draw:text-box>
            <svg:title/>
            <svg:desc/>
          </draw:frame>
        </presentation:notes>
      </draw:page>
      <draw:page draw:name="Slide10" draw:style-name="a1453" draw:master-page-name="Master1-Layout12-cust-自定义版式" presentation:presentation-page-layout-name="Master1-PPL12" draw:id="Slide-265">
        <draw:frame draw:id="id220" draw:style-name="a1454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58" draw:name="矩形">
          <svg:title/>
          <svg:desc/>
          <text:p text:style-name="a1457" text:class-names="" text:cond-style-name=""><text:span text:style-name="a1455" text:class-names=""><text:page-number style:num-format="1" text:fixed="false">10</text:page-number></text:span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2" draw:name="文本框" svg:x="0.74074in" svg:y="0.66667in" svg:width="9.40143in" svg:height="1.44444in" presentation:class="title" presentation:placeholder="false">
          <draw:text-box>
            <text:p text:style-name="a1461" text:class-names="" text:cond-style-name=""><text:span text:style-name="a1459" text:class-names="">MODELLING</text:span><text:span text:style-name="a1460" text:class-names=""/></text:p>
          </draw:text-box>
          <svg:title/>
          <svg:desc/>
        </draw:frame>
        <draw:frame draw:id="id223" presentation:style-name="a1482" draw:name="文本框" svg:x="0.74074in" svg:y="2.36285in" svg:width="9.40143in" svg:height="4.24406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modelling in this employee performance analysis project includes the following: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*Data collection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*Data cleaning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*Results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*Pivot table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8" text:class-names="">*Chart</text:span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89">
          <draw:page-thumbnail draw:page-number="10" svg:x="4.41667in" svg:y="0.9375in" svg:width="4.5in" svg:height="2.53125in" presentation:class="page" draw:id="id224" presentation:style-name="a1483" draw:name="文本框">
            <svg:title/>
            <svg:desc/>
          </draw:page-thumbnail>
          <draw:frame draw:id="id225" presentation:style-name="a148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88" draw:name="文本框" svg:x="7.55208in" svg:y="7.12326in" svg:width="5.77778in" svg:height="0.37674in" presentation:class="page-number" presentation:placeholder="false">
            <draw:text-box>
              <text:p text:style-name="a1487" text:class-names="" text:cond-style-name=""><text:span text:style-name="a1485" text:class-names=""><text:page-number style:num-format="1" text:fixed="false">10</text:page-number></text:span><text:span text:style-name="a1486" text:class-names=""/></text:p>
            </draw:text-box>
            <svg:title/>
            <svg:desc/>
          </draw:frame>
        </presentation:notes>
      </draw:page>
      <draw:page draw:name="Slide11" draw:style-name="a1490" draw:master-page-name="Master1-Layout12-cust-自定义版式" presentation:presentation-page-layout-name="Master1-PPL12" draw:id="Slide-266">
        <draw:frame draw:id="id227" draw:style-name="a1491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0" draw:name="文本框" svg:x="0.83333in" svg:y="0.58333in" svg:width="9.40143in" svg:height="0.62059in" presentation:class="title" presentation:placeholder="false">
          <draw:text-box>
            <text:p text:style-name="a1499" text:class-names="" text:cond-style-name=""><text:span text:style-name="a1492" text:class-names="">R</text:span><text:span text:style-name="a1493" text:class-names="">E</text:span><text:span text:style-name="a1494" text:class-names="">S</text:span><text:span text:style-name="a1495" text:class-names="">U</text:span><text:span text:style-name="a1496" text:class-names="">L</text:span><text:span text:style-name="a1497" text:class-names="">TS</text:span><text:span text:style-name="a1498" text:class-names=""/></text:p>
          </draw:text-box>
          <svg:title/>
          <svg:desc/>
        </draw:frame>
        <draw:custom-shape svg:x="12.33292in" svg:y="7.07933in" svg:width="0.25in" svg:height="0.20972in" draw:id="id229" draw:style-name="a1504" draw:name="矩形">
          <svg:title/>
          <svg:desc/>
          <text:p text:style-name="a1503" text:class-names="" text:cond-style-name=""><text:span text:style-name="a1501" text:class-names=""><text:page-number style:num-format="1" text:fixed="false">11</text:page-number></text:span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5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2">
          <draw:page-thumbnail draw:page-number="11" svg:x="4.41667in" svg:y="0.9375in" svg:width="4.5in" svg:height="2.53125in" presentation:class="page" draw:id="id231" presentation:style-name="a1506" draw:name="文本框">
            <svg:title/>
            <svg:desc/>
          </draw:page-thumbnail>
          <draw:frame draw:id="id232" presentation:style-name="a15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1" draw:name="文本框" svg:x="7.55208in" svg:y="7.12326in" svg:width="5.77778in" svg:height="0.37674in" presentation:class="page-number" presentation:placeholder="false">
            <draw:text-box>
              <text:p text:style-name="a1510" text:class-names="" text:cond-style-name=""><text:span text:style-name="a1508" text:class-names=""><text:page-number style:num-format="1" text:fixed="false">11</text:page-number></text:span><text:span text:style-name="a1509" text:class-names=""/></text:p>
            </draw:text-box>
            <svg:title/>
            <svg:desc/>
          </draw:frame>
        </presentation:notes>
      </draw:page>
      <draw:page draw:name="Slide12" draw:style-name="a1513" draw:master-page-name="Master1-Layout12-cust-自定义版式" presentation:presentation-page-layout-name="Master1-PPL12" draw:id="Slide-267">
        <draw:frame draw:id="id234" presentation:style-name="a1517" draw:name="文本框" svg:x="0.74074in" svg:y="0.66667in" svg:width="9.40143in" svg:height="1.44444in" presentation:class="title" presentation:placeholder="false">
          <draw:text-box>
            <text:p text:style-name="a1516" text:class-names="" text:cond-style-name=""><text:span text:style-name="a1514" text:class-names="">CONCLUSION</text:span><text:span text:style-name="a1515" text:class-names=""/></text:p>
          </draw:text-box>
          <svg:title/>
          <svg:desc/>
        </draw:frame>
        <draw:frame draw:id="id235" presentation:style-name="a1522" draw:name="文本框" svg:x="0.74074in" svg:y="2.36285in" svg:width="7.84259in" svg:height="4.80382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8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19" text:class-names=""/></text:p>
              </text:list-item>
            </text:list>
          </draw:text-box>
          <svg:title/>
          <svg:desc/>
        </draw:frame>
        <presentation:notes draw:style-name="a1529">
          <draw:page-thumbnail draw:page-number="12" svg:x="4.41667in" svg:y="0.9375in" svg:width="4.5in" svg:height="2.53125in" presentation:class="page" draw:id="id236" presentation:style-name="a1523" draw:name="文本框">
            <svg:title/>
            <svg:desc/>
          </draw:page-thumbnail>
          <draw:frame draw:id="id237" presentation:style-name="a152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28" draw:name="文本框" svg:x="7.55208in" svg:y="7.12326in" svg:width="5.77778in" svg:height="0.37674in" presentation:class="page-number" presentation:placeholder="false">
            <draw:text-box>
              <text:p text:style-name="a1527" text:class-names="" text:cond-style-name=""><text:span text:style-name="a1525" text:class-names=""><text:page-number style:num-format="1" text:fixed="false">12</text:page-number></text:span><text:span text:style-name="a152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6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6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6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6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6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6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6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6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6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6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6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6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6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6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6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6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6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6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6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6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6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6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6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6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6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6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6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06T09:12:30Z</dc:date>
    <meta:template xlink:href="Normal.eit" xlink:type="simple"/>
    <meta:editing-cycles>53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